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28cm"/>
    </style:style>
    <style:style style:name="co15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222cm"/>
    </style:style>
    <style:style style:name="co6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85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905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</table:table-row>
        <table:table-row table:style-name="ro1">
          <table:table-cell table:number-columns-repeated="8"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1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16"/>
        </table:table-row>
      </table:table>
      <table:table table:name="time" table:style-name="ta1">
        <table:table-column table:style-name="co7" table:default-cell-style-name="Default"/>
        <table:table-column table:style-name="co14" table:default-cell-style-name="Default"/>
        <table:table-column table:style-name="co15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6:57:01.913287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5T17:02:16.209813317</dc:date>
    <meta:editing-duration>P2DT10H57M6S</meta:editing-duration>
    <meta:editing-cycles>43</meta:editing-cycles>
    <meta:generator>LibreOffice/7.1.4.2$MacOSX_X86_64 LibreOffice_project/a529a4fab45b75fefc5b6226684193eb000654f6</meta:generator>
    <meta:document-statistic meta:table-count="2" meta:cell-count="581" meta:object-count="0"/>
  </office:meta>
</office:document-meta>
</file>